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none" officeooo:rsid="0028256e" officeooo:paragraph-rsid="00342971"/>
    </style:style>
    <style:style style:name="P2" style:family="paragraph" style:parent-style-name="Standard">
      <style:text-properties style:text-underline-style="none" officeooo:rsid="0028256e" officeooo:paragraph-rsid="0028256e"/>
    </style:style>
    <style:style style:name="P3" style:family="paragraph" style:parent-style-name="Standard">
      <style:text-properties style:text-underline-style="none" officeooo:rsid="0036f333" officeooo:paragraph-rsid="0039e348"/>
    </style:style>
    <style:style style:name="P4" style:family="paragraph" style:parent-style-name="Standard">
      <style:text-properties style:text-underline-style="none" officeooo:rsid="0036f333" officeooo:paragraph-rsid="00451230"/>
    </style:style>
    <style:style style:name="P5" style:family="paragraph" style:parent-style-name="Standard">
      <style:text-properties style:text-underline-style="none" officeooo:rsid="0036f333" officeooo:paragraph-rsid="0047522b"/>
    </style:style>
    <style:style style:name="P6" style:family="paragraph" style:parent-style-name="Standard">
      <style:text-properties style:text-underline-style="none" officeooo:rsid="00545e70" officeooo:paragraph-rsid="00545e70"/>
    </style:style>
    <style:style style:name="P7" style:family="paragraph" style:parent-style-name="Standard">
      <style:text-properties style:text-underline-style="none" officeooo:rsid="00576c70" officeooo:paragraph-rsid="006c5e71"/>
    </style:style>
    <style:style style:name="P8" style:family="paragraph" style:parent-style-name="Standard">
      <style:text-properties style:text-underline-style="none" officeooo:rsid="006eecbc" officeooo:paragraph-rsid="006eecbc"/>
    </style:style>
    <style:style style:name="P9" style:family="paragraph" style:parent-style-name="Standard">
      <style:text-properties style:text-underline-style="none" officeooo:rsid="006eecbc" officeooo:paragraph-rsid="0081bd9c"/>
    </style:style>
    <style:style style:name="P10" style:family="paragraph" style:parent-style-name="Standard">
      <style:text-properties style:text-underline-style="none" officeooo:rsid="000aa933" officeooo:paragraph-rsid="000aa933"/>
    </style:style>
    <style:style style:name="P11" style:family="paragraph" style:parent-style-name="Standard">
      <style:text-properties fo:font-style="italic" style:text-underline-style="solid" style:text-underline-width="auto" style:text-underline-color="font-color" fo:font-weight="bold" officeooo:rsid="0053111c" officeooo:paragraph-rsid="0053111c" style:font-style-asian="italic" style:font-weight-asian="bold" style:font-style-complex="italic" style:font-weight-complex="bold"/>
    </style:style>
    <style:style style:name="P12" style:family="paragraph" style:parent-style-name="Standard">
      <style:text-properties style:text-underline-style="solid" style:text-underline-type="double" style:text-underline-width="auto" style:text-underline-color="font-color" officeooo:rsid="00098859" officeooo:paragraph-rsid="00098859"/>
    </style:style>
    <style:style style:name="P13" style:family="paragraph" style:parent-style-name="Standard">
      <style:text-properties style:text-underline-style="solid" style:text-underline-width="auto" style:text-underline-color="font-color" fo:font-weight="bold" officeooo:rsid="00098859" officeooo:paragraph-rsid="00098859" style:font-weight-asian="bold" style:font-weight-complex="bold"/>
    </style:style>
    <style:style style:name="T1" style:family="text">
      <style:text-properties officeooo:rsid="0007dfdb"/>
    </style:style>
    <style:style style:name="T2" style:family="text">
      <style:text-properties officeooo:rsid="000d8679"/>
    </style:style>
    <style:style style:name="T3" style:family="text">
      <style:text-properties fo:font-weight="bold" style:font-weight-asian="bold" style:font-weight-complex="bold"/>
    </style:style>
    <style:style style:name="T4" style:family="text">
      <style:text-properties officeooo:rsid="002b07a0"/>
    </style:style>
    <style:style style:name="T5" style:family="text">
      <style:text-properties officeooo:rsid="003780cb"/>
    </style:style>
    <style:style style:name="T6" style:family="text">
      <style:text-properties fo:font-style="normal" style:font-style-asian="normal" style:font-style-complex="normal"/>
    </style:style>
    <style:style style:name="T7" style:family="text">
      <style:text-properties fo:font-style="normal" officeooo:rsid="003780cb" style:font-style-asian="normal" style:font-style-complex="normal"/>
    </style:style>
    <style:style style:name="T8" style:family="text">
      <style:text-properties fo:font-style="normal" officeooo:rsid="003fa984" style:font-style-asian="normal" style:font-style-complex="normal"/>
    </style:style>
    <style:style style:name="T9" style:family="text">
      <style:text-properties fo:font-style="normal" officeooo:rsid="00439adc" style:font-style-asian="normal" style:font-style-complex="normal"/>
    </style:style>
    <style:style style:name="T10" style:family="text">
      <style:text-properties fo:font-style="normal" officeooo:rsid="00469da1" style:font-style-asian="normal" style:font-style-complex="normal"/>
    </style:style>
    <style:style style:name="T11" style:family="text">
      <style:text-properties fo:font-style="normal" officeooo:rsid="0047522b" style:font-style-asian="normal" style:font-style-complex="normal"/>
    </style:style>
    <style:style style:name="T12" style:family="text">
      <style:text-properties fo:font-style="normal" officeooo:rsid="0048feb8" style:font-style-asian="normal" style:font-style-complex="normal"/>
    </style:style>
    <style:style style:name="T13" style:family="text">
      <style:text-properties fo:font-style="normal" officeooo:rsid="004a7102" style:font-style-asian="normal" style:font-style-complex="normal"/>
    </style:style>
    <style:style style:name="T14" style:family="text">
      <style:text-properties fo:font-style="normal" officeooo:rsid="004af116" style:font-style-asian="normal" style:font-style-complex="normal"/>
    </style:style>
    <style:style style:name="T15" style:family="text">
      <style:text-properties fo:font-style="normal" officeooo:rsid="004b8cce" style:font-style-asian="normal" style:font-style-complex="normal"/>
    </style:style>
    <style:style style:name="T16" style:family="text">
      <style:text-properties fo:font-style="normal" officeooo:rsid="004e7595" style:font-style-asian="normal" style:font-style-complex="normal"/>
    </style:style>
    <style:style style:name="T17" style:family="text">
      <style:text-properties fo:font-style="normal" officeooo:rsid="004eb89c" style:font-style-asian="normal" style:font-style-complex="normal"/>
    </style:style>
    <style:style style:name="T18" style:family="text">
      <style:text-properties fo:font-style="normal" officeooo:rsid="004f3dd4" style:font-style-asian="normal" style:font-style-complex="normal"/>
    </style:style>
    <style:style style:name="T19" style:family="text">
      <style:text-properties fo:font-style="normal" officeooo:rsid="00576c70" style:font-style-asian="normal" style:font-style-complex="normal"/>
    </style:style>
    <style:style style:name="T20" style:family="text">
      <style:text-properties fo:font-style="normal" officeooo:rsid="0057bcb7" style:font-style-asian="normal" style:font-style-complex="normal"/>
    </style:style>
    <style:style style:name="T21" style:family="text">
      <style:text-properties fo:font-style="normal" officeooo:rsid="002b07a0" style:font-style-asian="normal" style:font-style-complex="normal"/>
    </style:style>
    <style:style style:name="T22" style:family="text">
      <style:text-properties fo:font-style="normal" officeooo:rsid="0058b165" style:font-style-asian="normal" style:font-style-complex="normal"/>
    </style:style>
    <style:style style:name="T23" style:family="text">
      <style:text-properties fo:font-style="normal" officeooo:rsid="0059b92b" style:font-style-asian="normal" style:font-style-complex="normal"/>
    </style:style>
    <style:style style:name="T24" style:family="text">
      <style:text-properties fo:font-style="normal" officeooo:rsid="005da11a" style:font-style-asian="normal" style:font-style-complex="normal"/>
    </style:style>
    <style:style style:name="T25" style:family="text">
      <style:text-properties fo:font-style="normal" officeooo:rsid="006024a2" style:font-style-asian="normal" style:font-style-complex="normal"/>
    </style:style>
    <style:style style:name="T26" style:family="text">
      <style:text-properties fo:font-style="normal" officeooo:rsid="0061ad28" style:font-style-asian="normal" style:font-style-complex="normal"/>
    </style:style>
    <style:style style:name="T27" style:family="text">
      <style:text-properties fo:font-style="normal" officeooo:rsid="0061c5c9" style:font-style-asian="normal" style:font-style-complex="normal"/>
    </style:style>
    <style:style style:name="T28" style:family="text">
      <style:text-properties fo:font-style="normal" officeooo:rsid="0063e58f" style:font-style-asian="normal" style:font-style-complex="normal"/>
    </style:style>
    <style:style style:name="T29" style:family="text">
      <style:text-properties fo:font-style="normal" officeooo:rsid="00675d92" style:font-style-asian="normal" style:font-style-complex="normal"/>
    </style:style>
    <style:style style:name="T30" style:family="text">
      <style:text-properties fo:font-style="normal" officeooo:rsid="0068dcc2" style:font-style-asian="normal" style:font-style-complex="normal"/>
    </style:style>
    <style:style style:name="T31" style:family="text">
      <style:text-properties fo:font-style="normal" officeooo:rsid="006ab1e2" style:font-style-asian="normal" style:font-style-complex="normal"/>
    </style:style>
    <style:style style:name="T32" style:family="text">
      <style:text-properties fo:font-style="normal" officeooo:rsid="006c1b7c" style:font-style-asian="normal" style:font-style-complex="normal"/>
    </style:style>
    <style:style style:name="T33" style:family="text">
      <style:text-properties fo:font-style="normal" officeooo:rsid="006c5e71" style:font-style-asian="normal" style:font-style-complex="normal"/>
    </style:style>
    <style:style style:name="T34" style:family="text">
      <style:text-properties fo:font-style="normal" officeooo:rsid="00545e70" style:font-style-asian="normal" style:font-style-complex="normal"/>
    </style:style>
    <style:style style:name="T35" style:family="text">
      <style:text-properties fo:font-style="normal" officeooo:rsid="006eecbc" style:font-style-asian="normal" style:font-style-complex="normal"/>
    </style:style>
    <style:style style:name="T36" style:family="text">
      <style:text-properties fo:font-style="normal" officeooo:rsid="006efcd2" style:font-style-asian="normal" style:font-style-complex="normal"/>
    </style:style>
    <style:style style:name="T37" style:family="text">
      <style:text-properties fo:font-style="normal" officeooo:rsid="0070e0cd" style:font-style-asian="normal" style:font-style-complex="normal"/>
    </style:style>
    <style:style style:name="T38" style:family="text">
      <style:text-properties fo:font-style="normal" officeooo:rsid="00726526" style:font-style-asian="normal" style:font-style-complex="normal"/>
    </style:style>
    <style:style style:name="T39" style:family="text">
      <style:text-properties fo:font-style="normal" officeooo:rsid="00776dcf" style:font-style-asian="normal" style:font-style-complex="normal"/>
    </style:style>
    <style:style style:name="T40" style:family="text">
      <style:text-properties fo:font-style="normal" officeooo:rsid="00794b3f" style:font-style-asian="normal" style:font-style-complex="normal"/>
    </style:style>
    <style:style style:name="T41" style:family="text">
      <style:text-properties fo:font-style="normal" officeooo:rsid="007b5a36" style:font-style-asian="normal" style:font-style-complex="normal"/>
    </style:style>
    <style:style style:name="T42" style:family="text">
      <style:text-properties fo:font-style="normal" officeooo:rsid="007e9fdf" style:font-style-asian="normal" style:font-style-complex="normal"/>
    </style:style>
    <style:style style:name="T43" style:family="text">
      <style:text-properties fo:font-style="normal" officeooo:rsid="007fc649" style:font-style-asian="normal" style:font-style-complex="normal"/>
    </style:style>
    <style:style style:name="T44" style:family="text">
      <style:text-properties fo:font-style="normal" officeooo:rsid="0081bd9c" style:font-style-asian="normal" style:font-style-complex="normal"/>
    </style:style>
    <style:style style:name="T45" style:family="text">
      <style:text-properties fo:font-style="normal" officeooo:rsid="00860a4c" style:font-style-asian="normal" style:font-style-complex="normal"/>
    </style:style>
    <style:style style:name="T46" style:family="text">
      <style:text-properties fo:font-style="normal" officeooo:rsid="00880636" style:font-style-asian="normal" style:font-style-complex="normal"/>
    </style:style>
    <style:style style:name="T47" style:family="text">
      <style:text-properties fo:font-style="normal" officeooo:rsid="0089fc09"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545e70" style:font-style-asian="normal" style:font-weight-asian="bold" style:font-style-complex="normal" style:font-weight-complex="bold"/>
    </style:style>
    <style:style style:name="T50" style:family="text">
      <style:text-properties officeooo:rsid="004e759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50"/>Csc<text:span text:style-name="T1">485 A2 Report</text:span></text:p>
      <text:p text:style-name="P13">Testing Strategy</text:p>
      <text:p text:style-name="P10"><text:span text:style-name="T3">For 3.1</text:span>: <text:s/><text:span text:style-name="T2">Start with agreement between Determiner and Nouns, i.e. (“an elephant” is correct NP but not “a elephant”) . Then test variations with PP and Adj in NP, i.e (“cat with long soft handsome fur ate on boat” vs “ *cat long soft with fur”) . Then focus on the simplest sentence structure: S -&gt; NP VP, here VP is just intransitive verb i.e.(“I left” vs “ *I brought”) . Subjective Noun and Objective Nouns is also tested i.e(“*his ate”, “*I brought he”) and tense of the verbs i.e.(“*I eat” vs “the cat ate”)</text:span></text:p>
      <text:p text:style-name="P2"/>
      <text:p text:style-name="P1"><text:span text:style-name="T3">For 3.2</text:span>: <text:span text:style-name="T4">Test all possible combinations of “passive”, “progressive”, “perfect” and “modal” i.e. (from “Nadia is reminded” to “the elephant would have been won”) then focus on the order of the auxiliaries, make sure the correct order is [Moda—Perfect—Progressive—Passive]. Then I tested intransitive verbs (“*I had ate” ) and passivised transitive verbs i.e.(“the elephant would have been being won”) . Finally the Adv is added to test i.e. (“the cat was reminded slowly”, “the cat was slowly reminded”).</text:span></text:p>
      <text:p text:style-name="P1"/>
      <text:p text:style-name="P4"><text:span text:style-name="T3">For 3.3</text:span>: <text:span text:style-name="T5">I mainly focus on the structure of VP for 3.3. Test different structures when VP contains <text:s/>intransitive verbs, transitive verbs, S, Preposition,</text:span><text:span text:style-name="T7"> conjunction</text:span><text:span text:style-name="T8">s like “that, before, after”. </text:span></text:p>
      <text:p text:style-name="P5"><text:span text:style-name="T9">For </text:span><text:span text:style-name="T7">transitive verbs: </text:span><text:span text:style-name="T10">tested with <text:s/></text:span><text:span text:style-name="T7">Preposition</text:span><text:span text:style-name="T10"> i.e. (“Nadia brought a cloth for the cheese”, “Nadia reminded him of eating”) </text:span><text:span text:style-name="T11">, tested with <text:s/></text:span><text:span text:style-name="T7">conjunction</text:span><text:span text:style-name="T8">s </text:span><text:span text:style-name="T11">(“</text:span><text:span text:style-name="T12">I believed that Nadia left</text:span><text:span text:style-name="T11">” </text:span><text:span text:style-name="T13">vs “*</text:span><text:span text:style-name="T14">I left that Nadia ate</text:span><text:span text:style-name="T13">”</text:span><text:span text:style-name="T11">) </text:span><text:span text:style-name="T15">since some verbs can not </text:span><text:span text:style-name="T16">followed by “that”. Did the same test for “before, after”. i.e. (“Nadia arrived after I brought a cat” </text:span><text:span text:style-name="T17">vs “* </text:span><text:span text:style-name="T18">I helped before he left</text:span><text:span text:style-name="T17">”</text:span><text:span text:style-name="T16">).</text:span></text:p>
      <text:p text:style-name="P5"><text:span text:style-name="T16"/></text:p>
      <text:p text:style-name="P11"><text:span text:style-name="T50">L</text:span>imitations</text:p>
      <text:p text:style-name="P6"><text:span text:style-name="T48">Overgen</text:span><text:span text:style-name="T6">: </text:span><text:span text:style-name="T35">T</text:span><text:span text:style-name="T19">he </text:span><text:span text:style-name="T22">dis</text:span><text:span text:style-name="T19">agreement of </text:span><text:span text:style-name="T21">auxiliaries </text:span><text:span text:style-name="T20">and subject i.e. (“</text:span><text:span text:style-name="T19">the cat have been eaten</text:span><text:span text:style-name="T20">”, “</text:span><text:span text:style-name="T19">I has been eaten</text:span><text:span text:style-name="T20">”, “</text:span><text:span text:style-name="T23">the cat are leaving</text:span><text:span text:style-name="T20">”) <text:s/></text:span><text:span text:style-name="T24">Then I see the disagreement between verbs and <text:s/></text:span><text:span text:style-name="T7">Preposition</text:span><text:span text:style-name="T24">s i.e. (“Nadia reminded him </text:span><text:span text:style-name="T29">on</text:span><text:span text:style-name="T24"> cat”, “I wanted him </text:span><text:span text:style-name="T30">onto</text:span><text:span text:style-name="T24"> eating a cat”). </text:span><text:span text:style-name="T31">Moreover, </text:span><text:span text:style-name="T32">there are problems between </text:span><text:span text:style-name="T24">verbs and <text:s/></text:span><text:span text:style-name="T32">p</text:span><text:span text:style-name="T7">reposition</text:span><text:span text:style-name="T24">s </text:span><text:span text:style-name="T32">in the body of VP i.e. (</text:span><text:span text:style-name="T24">“Nadia reminded him </text:span><text:span text:style-name="T33">of eat</text:span><text:span text:style-name="T24"> cat”, “I wanted him </text:span><text:span text:style-name="T33">to</text:span><text:span text:style-name="T24"> eating a cat”</text:span><text:span text:style-name="T32">)</text:span><text:span text:style-name="T24"> </text:span><text:span text:style-name="T25">And cases where </text:span><text:span text:style-name="T26">verb</text:span><text:span text:style-name="T27">s</text:span><text:span text:style-name="T26"> can not be followed by </text:span><text:span text:style-name="T7">Preposition</text:span><text:span text:style-name="T24">s </text:span><text:span text:style-name="T26">i.e. (“she saw to me”, “</text:span><text:span text:style-name="T28">I fondle of her</text:span><text:span text:style-name="T26">”) </text:span></text:p>
      <text:p text:style-name="P7"><text:span text:style-name="T34"/></text:p>
      <text:p text:style-name="P9"><text:span text:style-name="T49">U</text:span><text:span text:style-name="T48">ndergen</text:span><text:span text:style-name="T6">: </text:span><text:span text:style-name="T36">The current parser </text:span><text:span text:style-name="T37">does</text:span><text:span text:style-name="T36"> not deal with </text:span><text:span text:style-name="T37">present tense i.e. (“*the cat leave”). </text:span><text:span text:style-name="T38">Moreover, I observed that the <text:s/></text:span><text:span text:style-name="T21">auxiliar</text:span><text:span text:style-name="T38">y system does not apply on some trans</text:span><text:span text:style-name="T45">i</text:span><text:span text:style-name="T38">tive verbs i.e. (“*I have been eating cat”) </text:span><text:span text:style-name="T39">The parser currently can not parse </text:span><text:span text:style-name="T40">sentences which contains <text:s/></text:span><text:span text:style-name="T21">auxiliar</text:span><text:span text:style-name="T38">y </text:span><text:span text:style-name="T40">and PP i.e. (“*I have been eating on the boat”). </text:span><text:span text:style-name="T41">Another problem is that </text:span><text:span text:style-name="T21">passivised transitive verbs </text:span><text:span text:style-name="T41">can not be followed by <text:s/></text:span><text:span text:style-name="T7">conjunction</text:span><text:span text:style-name="T8">s </text:span><text:span text:style-name="T41">+ S i.e. (“*I was told that I ate </text:span><text:span text:style-name="T42">a </text:span><text:span text:style-name="T41">cat’). </text:span><text:span text:style-name="T43">And many issues are encountered when dealing with <text:s/></text:span><text:span text:style-name="T7">Preposition</text:span><text:span text:style-name="T24">s </text:span><text:span text:style-name="T44">i.e. (“*Nadia ate before leaving”). </text:span><text:span text:style-name="T46">Another limitation is that </text:span><text:span text:style-name="T47">the word “that” can only be followed by a sentence in this parser i.e. (“I saw a cat that jumped”).</text:span></text:p>
      <text:p text:style-name="P8"><text:span text:style-name="T37"/></text:p>
      <text:p text:style-name="P3"><text:span text:style-name="T8"/></text:p>
      <text:p text:style-name="P1"/>
      <text:p text:style-name="P10"><text:tab/></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3:05:12.732727273</meta:creation-date>
    <dc:date>2019-11-04T15:31:53.338939512</dc:date>
    <meta:editing-duration>PT2H17M37S</meta:editing-duration>
    <meta:editing-cycles>123</meta:editing-cycles>
    <meta:generator>LibreOffice/6.0.7.3$Linux_X86_64 LibreOffice_project/00m0$Build-3</meta:generator>
    <meta:document-statistic meta:table-count="0" meta:image-count="0" meta:object-count="0" meta:page-count="1" meta:paragraph-count="10" meta:word-count="480" meta:character-count="2872" meta:non-whitespace-character-count="2340"/>
  </office:meta>
</office:document-meta>
</file>